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-dash="Fine_20_Dotted"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heads_20_1" draw:marker-end="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30pt" style:font-size-asian="30pt" style:font-size-complex="3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color="#0000cc" fo:font-size="30pt" style:font-size-asian="30pt" style:font-size-complex="30pt"/>
    </style:style>
    <style:style style:name="T5" style:family="text">
      <style:text-properties fo:color="#009933" fo:font-size="30pt" style:font-size-asian="30pt" style:font-size-complex="30pt"/>
    </style:style>
    <style:style style:name="T6" style:family="text">
      <style:text-properties fo:color="#000000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4.572cm" svg:height="1.778cm" svg:x="0.662cm" svg:y="1.794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572cm" svg:height="1.778cm" svg:x="8.282cm" svg:y="1.794cm">
          <text:p text:style-name="P1"><text:span text:style-name="T1">Authentic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572cm" svg:height="1.778cm" svg:x="15.648cm" svg:y="1.794cm">
          <text:p text:style-name="P1"><text:span text:style-name="T1">Provid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572cm" svg:height="1.778cm" svg:x="22.86cm" svg:y="1.794cm">
          <text:p text:style-name="P1"><text:span text:style-name="T1">Secure</text:span></text:p>
          <text:p text:style-name="P1"><text:span text:style-name="T1">Resourc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2.948cm" svg:y1="3.572cm" svg:x2="2.965cm" svg:y2="18.065cm" draw:start-shape="id1" draw:start-glue-point="2" svg:d="M2948 3572l17 14493" svg:viewBox="0 0 18 14494">
          <text:p/>
        </draw:connector>
        <draw:connector draw:style-name="gr2" draw:text-style-name="P2" draw:layer="layout" draw:type="line" svg:x1="10.568cm" svg:y1="3.572cm" svg:x2="10.537cm" svg:y2="18.019cm" draw:start-shape="id2" draw:start-glue-point="2" svg:d="M10568 3572l-31 14447" svg:viewBox="0 0 32 14448">
          <text:p/>
        </draw:connector>
        <draw:connector draw:style-name="gr2" draw:text-style-name="P2" draw:layer="layout" draw:type="line" svg:x1="17.934cm" svg:y1="3.572cm" svg:x2="17.836cm" svg:y2="17.791cm" draw:start-shape="id3" draw:start-glue-point="2" svg:d="M17934 3572l-98 14219" svg:viewBox="0 0 99 14220">
          <text:p/>
        </draw:connector>
        <draw:connector draw:style-name="gr2" draw:text-style-name="P2" draw:layer="layout" draw:type="line" svg:x1="25.146cm" svg:y1="3.572cm" svg:x2="25.135cm" svg:y2="17.883cm" draw:start-shape="id4" draw:start-glue-point="2" svg:d="M25146 3572l-11 14311" svg:viewBox="0 0 12 14312">
          <text:p/>
        </draw:connector>
        <draw:line draw:style-name="gr3" draw:text-style-name="P2" draw:layer="layout" svg:x1="0.508cm" svg:y1="5.056cm" svg:x2="2.948cm" svg:y2="5.056cm">
          <text:p text:style-name="P2">getList()</text:p>
          <text:p text:style-name="P2"/>
          <text:p text:style-name="P2"/>
        </draw:line>
        <draw:line draw:style-name="gr3" draw:text-style-name="P2" draw:layer="layout" svg:x1="3.148cm" svg:y1="6.28cm" svg:x2="17.934cm" svg:y2="6.28cm">
          <text:p text:style-name="P2">getRequestToken()</text:p>
          <text:p text:style-name="P2"/>
          <text:p text:style-name="P2"/>
        </draw:line>
        <draw:line draw:style-name="gr4" draw:text-style-name="P2" draw:layer="layout" svg:x1="3.047cm" svg:y1="7.55cm" svg:x2="17.934cm" svg:y2="7.55cm">
          <text:p text:style-name="P2">token</text:p>
          <text:p text:style-name="P2"/>
        </draw:line>
        <draw:line draw:style-name="gr3" draw:text-style-name="P2" draw:layer="layout" svg:x1="3.047cm" svg:y1="9.02cm" svg:x2="10.568cm" svg:y2="9.02cm">
          <text:p text:style-name="P2">authorizeToken()</text:p>
          <text:p text:style-name="P2"/>
          <text:p text:style-name="P2"/>
        </draw:line>
        <draw:line draw:style-name="gr4" draw:text-style-name="P2" draw:layer="layout" svg:x1="3.047cm" svg:y1="10.39cm" svg:x2="10.574cm" svg:y2="10.39cm">
          <text:p text:style-name="P2">code</text:p>
          <text:p text:style-name="P2"/>
        </draw:line>
        <draw:line draw:style-name="gr3" draw:text-style-name="P2" draw:layer="layout" svg:x1="3.047cm" svg:y1="11.868cm" svg:x2="17.833cm" svg:y2="11.868cm">
          <text:p text:style-name="P2">getAccessToken()</text:p>
          <text:p text:style-name="P2"/>
          <text:p text:style-name="P2"/>
        </draw:line>
        <draw:line draw:style-name="gr4" draw:text-style-name="P2" draw:layer="layout" svg:x1="2.948cm" svg:y1="13.103cm" svg:x2="17.835cm" svg:y2="13.103cm">
          <text:p text:style-name="P2">token</text:p>
          <text:p text:style-name="P2"/>
        </draw:line>
        <draw:line draw:style-name="gr3" draw:text-style-name="P2" draw:layer="layout" svg:x1="3.148cm" svg:y1="14.68cm" svg:x2="25.145cm" svg:y2="14.662cm">
          <text:p text:style-name="P2">getList()</text:p>
          <text:p text:style-name="P2"/>
          <text:p text:style-name="P2"/>
        </draw:line>
        <draw:line draw:style-name="gr4" draw:text-style-name="P2" draw:layer="layout" svg:x1="3.123cm" svg:y1="15.932cm" svg:x2="25.145cm" svg:y2="15.932cm">
          <text:p text:style-name="P2">list</text:p>
          <text:p text:style-name="P2"/>
        </draw:line>
        <draw:line draw:style-name="gr4" draw:text-style-name="P2" draw:layer="layout" svg:x1="0.076cm" svg:y1="16.894cm" svg:x2="2.948cm" svg:y2="16.894cm">
          <text:p text:style-name="P2">list</text:p>
          <text:p text:style-name="P2"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3" draw:layer="layout" svg:width="25.199cm" svg:height="3.506cm" svg:x="1.4cm" svg:y="0.837cm" presentation:class="title">
          <draw:text-box>
            <text:p text:style-name="P3">Componentes</text:p>
          </draw:text-box>
        </draw:frame>
        <draw:frame presentation:style-name="pr3" draw:text-style-name="P4" draw:layer="layout" svg:width="27.178cm" svg:height="15.406cm" svg:x="0.508cm" svg:y="4.914cm" presentation:class="outline" presentation:user-transformed="true">
          <draw:text-box>
            <text:list text:style-name="L3">
              <text:list-item>
                <text:p text:style-name="P4"><text:span text:style-name="T2">Client</text:span><text:span text:style-name="T3"> = JS + Fuse + Batch</text:span></text:p>
              </text:list-item>
              <text:list-item>
                <text:p text:style-name="P4"><text:span text:style-name="T2">Authenticator</text:span><text:span text:style-name="T3"> = IDP + </text:span><text:span text:style-name="T4">IDP OAuth</text:span><text:span text:style-name="T3"> + </text:span><text:span text:style-name="T5">Muralla Auth</text:span></text:p>
              </text:list-item>
              <text:list-item>
                <text:p text:style-name="P4"><text:span text:style-name="T2">Provider</text:span><text:span text:style-name="T3"> = </text:span><text:span text:style-name="T5">Muralla Gen</text:span></text:p>
              </text:list-item>
              <text:list-item>
                <text:p><text:span text:style-name="T2">Secure Resource</text:span><text:span text:style-name="T3"> = RESTfull App + </text:span><text:span text:style-name="T5">Muralla Intercep</text:span></text:p>
                <text:p><text:span text:style-name="T5"/></text:p>
                <text:p><text:span text:style-name="T4">IDP OAuth</text:span><text:span text:style-name="T6">: subcomponente de IDP</text:span></text:p>
                <text:p><text:span text:style-name="T5">Muralla</text:span><text:span text:style-name="T6">: Framework OAuth 1.0a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uben Ghio</meta:initial-creator>
    <meta:creation-date>2015-06-29T16:23:04.429696372</meta:creation-date>
    <dc:date>2015-06-29T16:43:40.226295938</dc:date>
    <dc:creator>Ruben Ghio</dc:creator>
    <meta:editing-duration>PT20M31S</meta:editing-duration>
    <meta:editing-cycles>8</meta:editing-cycles>
    <meta:generator>LibreOffice/4.3.7.2$Linux_X86_64 LibreOffice_project/430$Build-2</meta:generator>
    <meta:document-statistic meta:object-count="45"/>
  </office:meta>
</office:document-meta>
</file>